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7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1.17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5547in" svg:height="5.8256in" svg:x="9.9744in" svg:y="0.1024in">
            <draw:object draw:notify-on-update-of-ranges="Sheet1.C9:Sheet1.C9 Sheet1.C10:Sheet1.C10 Sheet1.C11:Sheet1.C11 Sheet1.C2:Sheet1.C2 Sheet1.C3:Sheet1.C3 Sheet1.C4:Sheet1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9055in" svg:height="5.8256in" svg:x="0.2972in" svg:y="2.8559in">
            <draw:object draw:notify-on-update-of-ranges="Sheet1.C9:Sheet1.C9 Sheet1.C10:Sheet1.C10 Sheet1.C11:Sheet1.C11 Sheet1.C2:Sheet1.C2 Sheet1.C3:Sheet1.C3 Sheet1.C4:Sheet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3697in" svg:height="6.3965in" svg:x="6.8146in" svg:y="11.8484in">
            <draw:object draw:notify-on-update-of-ranges="Sheet1.C66:Sheet1.C66 Sheet1.C67:Sheet1.C67 Sheet1.C68:Sheet1.C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Cache Line</text:p>
          </table:table-cell>
          <table:table-cell office:value-type="string" calcext:value-type="string">
            <text:p>Demand miss rate</text:p>
          </table:table-cell>
          <table:table-cell office:value-type="string" calcext:value-type="string">
            <text:p>Demand Fetches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Coalesced</text:p>
          </table:table-cell>
          <table:table-cell office:value-type="string" calcext:value-type="string">
            <text:p>Increa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6">
            <text:p>32 warp</text:p>
          </table:table-cell>
          <table:table-cell table:style-name="ce1" office:value-type="string" calcext:value-type="string">
            <text:p>scan</text:p>
          </table:table-cell>
          <table:table-cell office:value-type="string" calcext:value-type="string">
            <text:p>32b-32w</text:p>
          </table:table-cell>
          <table:table-cell office:value-type="float" office:value="0.9395" calcext:value-type="float">
            <text:p>0.9395</text:p>
          </table:table-cell>
          <table:table-cell office:value-type="float" office:value="21391458" calcext:value-type="float">
            <text:p>21391458</text:p>
          </table:table-cell>
          <table:table-cell table:formula="of:=[.E2]/[.$E$2]" office:value-type="float" office:value="1" calcext:value-type="float">
            <text:p>1</text:p>
          </table:table-cell>
          <table:table-cell office:value-type="float" office:value="2854804" calcext:value-type="float">
            <text:p>28548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string" calcext:value-type="string">
            <text:p>64b-32w</text:p>
          </table:table-cell>
          <table:table-cell office:value-type="float" office:value="0.4446" calcext:value-type="float">
            <text:p>0.4446</text:p>
          </table:table-cell>
          <table:table-cell office:value-type="float" office:value="2079887" calcext:value-type="float">
            <text:p>2079887</text:p>
          </table:table-cell>
          <table:table-cell table:formula="of:=[.E3]/[.$E$2]" office:value-type="float" office:value="0.0972297914429208" calcext:value-type="float">
            <text:p>0.0972297914</text:p>
          </table:table-cell>
          <table:table-cell office:value-type="float" office:value="21064639" calcext:value-type="float">
            <text:p>21064639</text:p>
          </table:table-cell>
          <table:table-cell table:formula="of:=([.G3]-[.$G$2])/[.$G$2]" office:value-type="float" office:value="6.3786638242065" calcext:value-type="float">
            <text:p>6.3786638242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string" calcext:value-type="string">
            <text:p>128b-32w</text:p>
          </table:table-cell>
          <table:table-cell office:value-type="float" office:value="0.1867" calcext:value-type="float">
            <text:p>0.1867</text:p>
          </table:table-cell>
          <table:table-cell office:value-type="float" office:value="820253" calcext:value-type="float">
            <text:p>820253</text:p>
          </table:table-cell>
          <table:table-cell table:formula="of:=[.E4]/[.$E$2]" office:value-type="float" office:value="0.0383448851406014" calcext:value-type="float">
            <text:p>0.0383448851</text:p>
          </table:table-cell>
          <table:table-cell office:value-type="float" office:value="21117908" calcext:value-type="float">
            <text:p>21117908</text:p>
          </table:table-cell>
          <table:table-cell table:formula="of:=([.G4]-[.$G$2])/[.$G$2]" office:value-type="float" office:value="6.39732324881148" calcext:value-type="float">
            <text:p>6.3973232488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>
            <text:p>vecsum</text:p>
          </table:table-cell>
          <table:table-cell office:value-type="float" office:value="32" calcext:value-type="float">
            <text:p>32</text:p>
          </table:table-cell>
          <table:table-cell office:value-type="float" office:value="0.974" calcext:value-type="float">
            <text:p>0.974</text:p>
          </table:table-cell>
          <table:table-cell office:value-type="float" office:value="335586" calcext:value-type="float">
            <text:p>335586</text:p>
          </table:table-cell>
          <table:table-cell table:formula="of:=[.E5]/[.$E$5]" office:value-type="float" office:value="1" calcext:value-type="float">
            <text:p>1</text:p>
          </table:table-cell>
          <table:table-cell office:value-type="float" office:value="32616" calcext:value-type="float">
            <text:p>32616</text:p>
          </table:table-cell>
          <table:table-cell table:formula="of:=([.G5]-[.$G$5])/[.$G$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float" office:value="64" calcext:value-type="float">
            <text:p>64</text:p>
          </table:table-cell>
          <table:table-cell office:value-type="float" office:value="0.7482" calcext:value-type="float">
            <text:p>0.7482</text:p>
          </table:table-cell>
          <table:table-cell office:value-type="float" office:value="36850" calcext:value-type="float">
            <text:p>36850</text:p>
          </table:table-cell>
          <table:table-cell table:formula="of:=[.E6]/[.$E$5]" office:value-type="float" office:value="0.109807918089551" calcext:value-type="float">
            <text:p>0.1098079181</text:p>
          </table:table-cell>
          <table:table-cell office:value-type="float" office:value="331352" calcext:value-type="float">
            <text:p>331352</text:p>
          </table:table-cell>
          <table:table-cell table:formula="of:=([.G6]-[.$G$5])/[.$G$5]" office:value-type="float" office:value="9.15918567574197" calcext:value-type="float">
            <text:p>9.1591856757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float" office:value="128" calcext:value-type="float">
            <text:p>128</text:p>
          </table:table-cell>
          <table:table-cell office:value-type="float" office:value="0.6768" calcext:value-type="float">
            <text:p>0.6768</text:p>
          </table:table-cell>
          <table:table-cell office:value-type="float" office:value="11025" calcext:value-type="float">
            <text:p>11025</text:p>
          </table:table-cell>
          <table:table-cell table:formula="of:=[.E7]/[.$E$5]" office:value-type="float" office:value="0.0328529795641058" calcext:value-type="float">
            <text:p>0.0328529796</text:p>
          </table:table-cell>
          <table:table-cell office:value-type="float" office:value="351912" calcext:value-type="float">
            <text:p>351912</text:p>
          </table:table-cell>
          <table:table-cell table:formula="of:=([.G7]-[.$G$5])/[.$G$5]" office:value-type="float" office:value="9.78955114054452" calcext:value-type="float">
            <text:p>9.789551140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6">
            <text:p>8 warp</text:p>
          </table:table-cell>
          <table:table-cell table:style-name="ce1" office:value-type="string" calcext:value-type="string">
            <text:p>scan</text:p>
          </table:table-cell>
          <table:table-cell office:value-type="string" calcext:value-type="string">
            <text:p>32b-8w</text:p>
          </table:table-cell>
          <table:table-cell office:value-type="float" office:value="0.6789" calcext:value-type="float">
            <text:p>0.6789</text:p>
          </table:table-cell>
          <table:table-cell office:value-type="float" office:value="21280805" calcext:value-type="float">
            <text:p>21280805</text:p>
          </table:table-cell>
          <table:table-cell table:formula="of:=[.E9]/[.$E$9]" office:value-type="float" office:value="1" calcext:value-type="float">
            <text:p>1</text:p>
          </table:table-cell>
          <table:table-cell office:value-type="float" office:value="4705823" calcext:value-type="float">
            <text:p>4705823</text:p>
          </table:table-cell>
          <table:table-cell table:style-name="ce2" table:formula="of:=([.G9]-[.$G$9])/[.$G$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string" calcext:value-type="string">
            <text:p>64b-8w</text:p>
          </table:table-cell>
          <table:table-cell office:value-type="float" office:value="0.2133" calcext:value-type="float">
            <text:p>0.2133</text:p>
          </table:table-cell>
          <table:table-cell office:value-type="float" office:value="3070970" calcext:value-type="float">
            <text:p>3070970</text:p>
          </table:table-cell>
          <table:table-cell table:formula="of:=[.E10]/[.$E$9]" office:value-type="float" office:value="0.14430704101654" calcext:value-type="float">
            <text:p>0.144307041</text:p>
          </table:table-cell>
          <table:table-cell office:value-type="float" office:value="24017394" calcext:value-type="float">
            <text:p>24017394</text:p>
          </table:table-cell>
          <table:table-cell table:style-name="ce2" table:formula="of:=([.G10]-[.$G$9])/[.$G$9]" office:value-type="float" office:value="4.10376059618052" calcext:value-type="float">
            <text:p>4.1037605962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string" calcext:value-type="string">
            <text:p>128b-8w</text:p>
          </table:table-cell>
          <table:table-cell office:value-type="float" office:value="0.2028" calcext:value-type="float">
            <text:p>0.2028</text:p>
          </table:table-cell>
          <table:table-cell office:value-type="float" office:value="3017701" calcext:value-type="float">
            <text:p>3017701</text:p>
          </table:table-cell>
          <table:table-cell table:formula="of:=[.E11]/[.$E$9]" office:value-type="float" office:value="0.141803893226783" calcext:value-type="float">
            <text:p>0.1418038932</text:p>
          </table:table-cell>
          <table:table-cell office:value-type="float" office:value="25277028" calcext:value-type="float">
            <text:p>25277028</text:p>
          </table:table-cell>
          <table:table-cell table:style-name="ce2" table:formula="of:=([.G11]-[.$G$9])/[.$G$9]" office:value-type="float" office:value="4.37143619723904" calcext:value-type="float">
            <text:p>4.3714361972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>
            <text:p>vecsum</text:p>
          </table:table-cell>
          <table:table-cell office:value-type="float" office:value="32" calcext:value-type="float">
            <text:p>32</text:p>
          </table:table-cell>
          <table:table-cell office:value-type="float" office:value="0.878" calcext:value-type="float">
            <text:p>0.878</text:p>
          </table:table-cell>
          <table:table-cell office:value-type="float" office:value="319690" calcext:value-type="float">
            <text:p>319690</text:p>
          </table:table-cell>
          <table:table-cell table:formula="of:=[.E12]/[.$E$12]" office:value-type="float" office:value="1" calcext:value-type="float">
            <text:p>1</text:p>
          </table:table-cell>
          <table:table-cell office:value-type="float" office:value="28824" calcext:value-type="float">
            <text:p>28824</text:p>
          </table:table-cell>
          <table:table-cell table:style-name="ce2" table:formula="of:=([.G12]-[.$G$12])/[.$G$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float" office:value="64" calcext:value-type="float">
            <text:p>64</text:p>
          </table:table-cell>
          <table:table-cell office:value-type="float" office:value="0.7176" calcext:value-type="float">
            <text:p>0.7176</text:p>
          </table:table-cell>
          <table:table-cell office:value-type="float" office:value="44471" calcext:value-type="float">
            <text:p>44471</text:p>
          </table:table-cell>
          <table:table-cell table:formula="of:=[.E13]/[.$E$12]" office:value-type="float" office:value="0.139106634552222" calcext:value-type="float">
            <text:p>0.1391066346</text:p>
          </table:table-cell>
          <table:table-cell office:value-type="float" office:value="304043" calcext:value-type="float">
            <text:p>304043</text:p>
          </table:table-cell>
          <table:table-cell table:style-name="ce2" table:formula="of:=([.G13]-[.$G$12])/[.$G$12]" office:value-type="float" office:value="9.54825839578129" calcext:value-type="float">
            <text:p>9.5482583958</text:p>
          </table:table-cell>
          <table:table-cell table:number-columns-repeated="9"/>
        </table:table-row>
        <table:table-row table:style-name="ro1">
          <table:covered-table-cell/>
          <table:table-cell/>
          <table:table-cell office:value-type="float" office:value="128" calcext:value-type="float">
            <text:p>128</text:p>
          </table:table-cell>
          <table:table-cell office:value-type="float" office:value="0.7172" calcext:value-type="float">
            <text:p>0.7172</text:p>
          </table:table-cell>
          <table:table-cell office:value-type="float" office:value="44378" calcext:value-type="float">
            <text:p>44378</text:p>
          </table:table-cell>
          <table:table-cell table:formula="of:=[.E14]/[.$E$12]" office:value-type="float" office:value="0.138815727736244" calcext:value-type="float">
            <text:p>0.1388157277</text:p>
          </table:table-cell>
          <table:table-cell office:value-type="float" office:value="304136" calcext:value-type="float">
            <text:p>304136</text:p>
          </table:table-cell>
          <table:table-cell table:style-name="ce2" table:formula="of:=([.G14]-[.$G$12])/[.$G$12]" office:value-type="float" office:value="9.55148487371635" calcext:value-type="float">
            <text:p>9.5514848737</text:p>
          </table:table-cell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ce1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style-name="ce1"/>
          <table:covered-table-cell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1" office:value-type="float" office:value="16" calcext:value-type="float" table:number-columns-spanned="3" table:number-rows-spanned="1">
            <text:p>16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alesced</text:p>
          </table:table-cell>
          <table:table-cell office:value-type="string" calcext:value-type="string">
            <text:p>non-coalesce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alesced</text:p>
          </table:table-cell>
          <table:table-cell office:value-type="string" calcext:value-type="string">
            <text:p>non-coalesce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alesced</text:p>
          </table:table-cell>
          <table:table-cell office:value-type="string" calcext:value-type="string">
            <text:p>non-coalesce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alesced</text:p>
          </table:table-cell>
          <table:table-cell office:value-type="string" calcext:value-type="string">
            <text:p>non-coalesce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alesced</text:p>
          </table:table-cell>
          <table:table-cell office:value-type="string" calcext:value-type="string">
            <text:p>non-coalesced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can.8</text:p>
          </table:table-cell>
          <table:table-cell office:value-type="float" office:value="2854804" calcext:value-type="float">
            <text:p>2854804</text:p>
          </table:table-cell>
          <table:table-cell office:value-type="float" office:value="4389052825" calcext:value-type="float">
            <text:p>4389052825</text:p>
          </table:table-cell>
          <table:table-cell table:formula="of:=[.C57]/[.D57]*100" office:value-type="float" office:value="0.0650437375403428" calcext:value-type="float">
            <text:p>0.0650437375</text:p>
          </table:table-cell>
          <table:table-cell office:value-type="float" office:value="2149077" calcext:value-type="float">
            <text:p>2149077</text:p>
          </table:table-cell>
          <table:table-cell office:value-type="float" office:value="4392268410" calcext:value-type="float">
            <text:p>4392268410</text:p>
          </table:table-cell>
          <table:table-cell table:formula="of:=[.F57]/[.G57]*100" office:value-type="float" office:value="0.0489286354883763" calcext:value-type="float">
            <text:p>0.0489286355</text:p>
          </table:table-cell>
          <table:table-cell office:value-type="float" office:value="15556433" calcext:value-type="float">
            <text:p>15556433</text:p>
          </table:table-cell>
          <table:table-cell office:value-type="float" office:value="4331727786" calcext:value-type="float">
            <text:p>4331727786</text:p>
          </table:table-cell>
          <table:table-cell table:formula="of:=[.I57]/[.J57]*100" office:value-type="float" office:value="0.359127668416235" calcext:value-type="float">
            <text:p>0.3591276684</text:p>
          </table:table-cell>
          <table:table-cell table:style-name="ce3" office:value-type="float" office:value="15556433" calcext:value-type="float">
            <text:p>15556433</text:p>
          </table:table-cell>
          <table:table-cell table:style-name="ce3" office:value-type="float" office:value="4331727786" calcext:value-type="float">
            <text:p>4331727786</text:p>
          </table:table-cell>
          <table:table-cell table:style-name="ce3" table:formula="of:=[.L57]/[.M57]*100" office:value-type="float" office:value="0.359127668416235" calcext:value-type="float">
            <text:p>0.3591276684</text:p>
          </table:table-cell>
          <table:table-cell office:value-type="float" office:value="780753" calcext:value-type="float">
            <text:p>780753</text:p>
          </table:table-cell>
          <table:table-cell office:value-type="float" office:value="4398962578" calcext:value-type="float">
            <text:p>4398962578</text:p>
          </table:table-cell>
          <table:table-cell table:formula="of:=[.O57]/[.P57]*100" office:value-type="float" office:value="0.0177485710813883" calcext:value-type="float">
            <text:p>0.0177485711</text:p>
          </table:table-cell>
        </table:table-row>
        <table:table-row table:style-name="ro1">
          <table:table-cell/>
          <table:table-cell table:style-name="ce1" office:value-type="string" calcext:value-type="string">
            <text:p>Scan.32</text:p>
          </table:table-cell>
          <table:table-cell office:value-type="float" office:value="4705823" calcext:value-type="float">
            <text:p>4705823</text:p>
          </table:table-cell>
          <table:table-cell office:value-type="float" office:value="4644145495" calcext:value-type="float">
            <text:p>4644145495</text:p>
          </table:table-cell>
          <table:table-cell table:formula="of:=[.C58]/[.D58]*100" office:value-type="float" office:value="0.10132807004144" calcext:value-type="float">
            <text:p>0.10132807</text:p>
          </table:table-cell>
          <table:table-cell office:value-type="float" office:value="4660186" calcext:value-type="float">
            <text:p>4660186</text:p>
          </table:table-cell>
          <table:table-cell office:value-type="float" office:value="4644709849" calcext:value-type="float">
            <text:p>4644709849</text:p>
          </table:table-cell>
          <table:table-cell table:formula="of:=[.F58]/[.G58]*100" office:value-type="float" office:value="0.100333199521674" calcext:value-type="float">
            <text:p>0.1003331995</text:p>
          </table:table-cell>
          <table:table-cell office:value-type="float" office:value="19605058" calcext:value-type="float">
            <text:p>19605058</text:p>
          </table:table-cell>
          <table:table-cell office:value-type="float" office:value="4396551224" calcext:value-type="float">
            <text:p>4396551224</text:p>
          </table:table-cell>
          <table:table-cell table:formula="of:=[.I58]/[.J58]*100" office:value-type="float" office:value="0.445919017000858" calcext:value-type="float">
            <text:p>0.445919017</text:p>
          </table:table-cell>
          <table:table-cell table:style-name="ce3" office:value-type="float" office:value="20510629" calcext:value-type="float">
            <text:p>20510629</text:p>
          </table:table-cell>
          <table:table-cell table:style-name="ce3" office:value-type="float" office:value="4382352209" calcext:value-type="float">
            <text:p>4382352209</text:p>
          </table:table-cell>
          <table:table-cell table:style-name="ce3" table:formula="of:=[.L58]/[.M58]*100" office:value-type="float" office:value="0.46802785403413" calcext:value-type="float">
            <text:p>0.468027854</text:p>
          </table:table-cell>
          <table:table-cell office:value-type="float" office:value="9328256" calcext:value-type="float">
            <text:p>9328256</text:p>
          </table:table-cell>
          <table:table-cell office:value-type="float" office:value="4556725857" calcext:value-type="float">
            <text:p>4556725857</text:p>
          </table:table-cell>
          <table:table-cell table:formula="of:=[.O58]/[.P58]*100" office:value-type="float" office:value="0.204714005027755" calcext:value-type="float">
            <text:p>0.204714005</text:p>
          </table:table-cell>
        </table:table-row>
        <table:table-row table:style-name="ro1">
          <table:table-cell/>
          <table:table-cell table:style-name="ce1" office:value-type="string" calcext:value-type="string">
            <text:p>Vecsum.8</text:p>
          </table:table-cell>
          <table:table-cell office:value-type="float" office:value="28824" calcext:value-type="float">
            <text:p>28824</text:p>
          </table:table-cell>
          <table:table-cell office:value-type="float" office:value="4296390128" calcext:value-type="float">
            <text:p>4296390128</text:p>
          </table:table-cell>
          <table:table-cell table:formula="of:=[.C59]/[.D59]*100" office:value-type="float" office:value="0.000670888795972022" calcext:value-type="float">
            <text:p>0.0006708888</text:p>
          </table:table-cell>
          <table:table-cell office:value-type="float" office:value="16464" calcext:value-type="float">
            <text:p>16464</text:p>
          </table:table-cell>
          <table:table-cell office:value-type="float" office:value="4296451712" calcext:value-type="float">
            <text:p>4296451712</text:p>
          </table:table-cell>
          <table:table-cell table:formula="of:=[.F59]/[.G59]*100" office:value-type="float" office:value="0.000383199931097003" calcext:value-type="float">
            <text:p>0.0003831999</text:p>
          </table:table-cell>
          <table:table-cell office:value-type="float" office:value="236016" calcext:value-type="float">
            <text:p>236016</text:p>
          </table:table-cell>
          <table:table-cell office:value-type="float" office:value="4295471370" calcext:value-type="float">
            <text:p>4295471370</text:p>
          </table:table-cell>
          <table:table-cell table:formula="of:=[.I59]/[.J59]*100" office:value-type="float" office:value="0.00549453085983437" calcext:value-type="float">
            <text:p>0.0054945309</text:p>
          </table:table-cell>
          <table:table-cell table:style-name="ce3" office:value-type="float" office:value="236016" calcext:value-type="float">
            <text:p>236016</text:p>
          </table:table-cell>
          <table:table-cell table:style-name="ce3" office:value-type="float" office:value="4295471370" calcext:value-type="float">
            <text:p>4295471370</text:p>
          </table:table-cell>
          <table:table-cell table:style-name="ce3" table:formula="of:=[.L59]/[.M59]*100" office:value-type="float" office:value="0.00549453085983437" calcext:value-type="float">
            <text:p>0.0054945309</text:p>
          </table:table-cell>
          <table:table-cell office:value-type="float" office:value="112" calcext:value-type="float">
            <text:p>112</text:p>
          </table:table-cell>
          <table:table-cell office:value-type="float" office:value="4296533472" calcext:value-type="float">
            <text:p>4296533472</text:p>
          </table:table-cell>
          <table:table-cell table:formula="of:=[.O59]/[.P59]*100" office:value-type="float" office:value="0.00000260675264675327" calcext:value-type="float">
            <text:p>2.60675264675327E-006</text:p>
          </table:table-cell>
        </table:table-row>
        <table:table-row table:style-name="ro1">
          <table:table-cell/>
          <table:table-cell table:style-name="ce1" office:value-type="string" calcext:value-type="string">
            <text:p>Vecsum.32</text:p>
          </table:table-cell>
          <table:table-cell office:value-type="float" office:value="32616" calcext:value-type="float">
            <text:p>32616</text:p>
          </table:table-cell>
          <table:table-cell office:value-type="float" office:value="4300419560" calcext:value-type="float">
            <text:p>4300419560</text:p>
          </table:table-cell>
          <table:table-cell table:formula="of:=[.C60]/[.D60]*100" office:value-type="float" office:value="0.000758437625560423" calcext:value-type="float">
            <text:p>0.0007584376</text:p>
          </table:table-cell>
          <table:table-cell office:value-type="float" office:value="29328" calcext:value-type="float">
            <text:p>29328</text:p>
          </table:table-cell>
          <table:table-cell office:value-type="float" office:value="4300472648" calcext:value-type="float">
            <text:p>4300472648</text:p>
          </table:table-cell>
          <table:table-cell table:formula="of:=[.F60]/[.G60]*100" office:value-type="float" office:value="0.000681971550583851" calcext:value-type="float">
            <text:p>0.0006819716</text:p>
          </table:table-cell>
          <table:table-cell office:value-type="float" office:value="299080" calcext:value-type="float">
            <text:p>299080</text:p>
          </table:table-cell>
          <table:table-cell office:value-type="float" office:value="4296018927" calcext:value-type="float">
            <text:p>4296018927</text:p>
          </table:table-cell>
          <table:table-cell table:formula="of:=[.I60]/[.J60]*100" office:value-type="float" office:value="0.0069617942816852" calcext:value-type="float">
            <text:p>0.0069617943</text:p>
          </table:table-cell>
          <table:table-cell table:style-name="ce3" office:value-type="float" office:value="309344" calcext:value-type="float">
            <text:p>309344</text:p>
          </table:table-cell>
          <table:table-cell table:style-name="ce3" office:value-type="float" office:value="4295854938" calcext:value-type="float">
            <text:p>4295854938</text:p>
          </table:table-cell>
          <table:table-cell table:style-name="ce3" table:formula="of:=[.L60]/[.M60]*100" office:value-type="float" office:value="0.00720098803299023" calcext:value-type="float">
            <text:p>0.007200988</text:p>
          </table:table-cell>
          <table:table-cell office:value-type="float" office:value="153840" calcext:value-type="float">
            <text:p>153840</text:p>
          </table:table-cell>
          <table:table-cell office:value-type="float" office:value="4298348453" calcext:value-type="float">
            <text:p>4298348453</text:p>
          </table:table-cell>
          <table:table-cell table:formula="of:=[.O60]/[.P60]*100" office:value-type="float" office:value="0.0035790490622655" calcext:value-type="float">
            <text:p>0.003579049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Demand miss rate</text:p>
          </table:table-cell>
          <table:table-cell office:value-type="string" calcext:value-type="string">
            <text:p>Demand Fetches</text:p>
          </table:table-cell>
          <table:table-cell office:value-type="string" calcext:value-type="string">
            <text:p>Nor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can.8</text:p>
          </table:table-cell>
          <table:table-cell office:value-type="string" calcext:value-type="string">
            <text:p>noCoal</text:p>
          </table:table-cell>
          <table:table-cell office:value-type="float" office:value="0.5986" calcext:value-type="float">
            <text:p>0.5986</text:p>
          </table:table-cell>
          <table:table-cell office:value-type="float" office:value="24135609" calcext:value-type="float">
            <text:p>241356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eCoal</text:p>
          </table:table-cell>
          <table:table-cell office:value-type="float" office:value="0.6789" calcext:value-type="float">
            <text:p>0.6789</text:p>
          </table:table-cell>
          <table:table-cell office:value-type="float" office:value="21280805" calcext:value-type="float">
            <text:p>212808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2Coal</text:p>
          </table:table-cell>
          <table:table-cell office:value-type="float" office:value="0.2399" calcext:value-type="float">
            <text:p>0.2399</text:p>
          </table:table-cell>
          <table:table-cell office:value-type="float" office:value="8579176" calcext:value-type="float">
            <text:p>857917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can.32</text:p>
          </table:table-cell>
          <table:table-cell office:value-type="string" calcext:value-type="string">
            <text:p>noCoal</text:p>
          </table:table-cell>
          <table:table-cell office:value-type="float" office:value="0.7701" calcext:value-type="float">
            <text:p>0.7701</text:p>
          </table:table-cell>
          <table:table-cell office:value-type="float" office:value="26097281" calcext:value-type="float">
            <text:p>26097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eCoal</text:p>
          </table:table-cell>
          <table:table-cell office:value-type="float" office:value="0.9395" calcext:value-type="float">
            <text:p>0.9395</text:p>
          </table:table-cell>
          <table:table-cell office:value-type="float" office:value="21391458" calcext:value-type="float">
            <text:p>213914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2Coal</text:p>
          </table:table-cell>
          <table:table-cell office:value-type="float" office:value="0.0846" calcext:value-type="float">
            <text:p>0.0846</text:p>
          </table:table-cell>
          <table:table-cell office:value-type="float" office:value="5586652" calcext:value-type="float">
            <text:p>558665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Vecsum.8</text:p>
          </table:table-cell>
          <table:table-cell office:value-type="string" calcext:value-type="string">
            <text:p>noCoal</text:p>
          </table:table-cell>
          <table:table-cell office:value-type="float" office:value="0.8259" calcext:value-type="float">
            <text:p>0.8259</text:p>
          </table:table-cell>
          <table:table-cell office:value-type="float" office:value="348514" calcext:value-type="float">
            <text:p>3485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eCoal</text:p>
          </table:table-cell>
          <table:table-cell office:value-type="float" office:value="0.7781" calcext:value-type="float">
            <text:p>0.7781</text:p>
          </table:table-cell>
          <table:table-cell office:value-type="float" office:value="319690" calcext:value-type="float">
            <text:p>3196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2Coal</text:p>
          </table:table-cell>
          <table:table-cell office:value-type="float" office:value="0.4297" calcext:value-type="float">
            <text:p>0.4297</text:p>
          </table:table-cell>
          <table:table-cell office:value-type="float" office:value="112498" calcext:value-type="float">
            <text:p>112498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Vecsum.32</text:p>
          </table:table-cell>
          <table:table-cell office:value-type="string" calcext:value-type="string">
            <text:p>noCoal</text:p>
          </table:table-cell>
          <table:table-cell office:value-type="float" office:value="0.9135" calcext:value-type="float">
            <text:p>0.9135</text:p>
          </table:table-cell>
          <table:table-cell office:value-type="float" office:value="368202" calcext:value-type="float">
            <text:p>368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eCoal</text:p>
          </table:table-cell>
          <table:table-cell office:value-type="float" office:value="0.9394" calcext:value-type="float">
            <text:p>0.9394</text:p>
          </table:table-cell>
          <table:table-cell office:value-type="float" office:value="335586" calcext:value-type="float">
            <text:p>3355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2Coal</text:p>
          </table:table-cell>
          <table:table-cell office:value-type="float" office:value="0.4812" calcext:value-type="float">
            <text:p>0.4812</text:p>
          </table:table-cell>
          <table:table-cell office:value-type="float" office:value="58858" calcext:value-type="float">
            <text:p>5885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5:27:13.921867520</meta:creation-date>
    <dc:date>2015-11-20T18:14:43.257256799</dc:date>
    <meta:editing-duration>PT1H56M52S</meta:editing-duration>
    <meta:editing-cycles>6</meta:editing-cycles>
    <meta:generator>LibreOffice/4.2.8.2$Linux_X86_64 LibreOffice_project/420m0$Build-2</meta:generator>
    <meta:document-statistic meta:table-count="1" meta:cell-count="2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19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8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366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7cm" svg:height="14.798cm" xlink:href=".." xlink:type="simple" chart:class="chart:bar" chart:style-name="ch1">
        <chart:title svg:x="9.149cm" svg:y="0.43cm" chart:style-name="ch2">
          <text:p>Normalized Demand Fetches</text:p>
        </chart:title>
        <chart:legend svg:x="21.449cm" svg:y="5.305cm" style:legend-expansion="custom" chartooo:width="2.334cm" chartooo:height="3.636cm" style:legend-expansion-aspect-ratio="0.641914191419142" chart:style-name="ch3"/>
        <chart:plot-area chart:style-name="ch4" table:cell-range-address="Sheet1.B9:Sheet1.C9 Sheet1.B12:Sheet1.B12 Sheet1.F9:Sheet1.F11 Sheet1.F12:Sheet1.F14 Sheet1.C10:Sheet1.C11 Sheet1.C2:Sheet1.C4 Sheet1.F2:Sheet1.F7" chart:data-source-has-labels="both" svg:x="0.991cm" svg:y="1.28cm" svg:width="19.699cm" svg:height="12.86cm">
          <chartooo:coordinate-region svg:x="1.847cm" svg:y="1.523cm" svg:width="18.843cm" svg:height="11.883cm"/>
          <chart:axis chart:dimension="x" chart:name="primary-x" chart:style-name="ch5" chartooo:axis-type="auto">
            <chartooo:date-scale/>
            <chart:categories table:cell-range-address="Sheet1.B9:Sheet1.B9 Sheet1.B12:Sheet1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9:Sheet1.F9 Sheet1.F12:Sheet1.F12" chart:label-cell-address="Sheet1.C9:Sheet1.C9" chart:class="chart:bar">
            <chart:data-point chart:repeated="2"/>
          </chart:series>
          <chart:series chart:style-name="ch9" chart:values-cell-range-address="Sheet1.F10:Sheet1.F10 Sheet1.F13:Sheet1.F13" chart:label-cell-address="Sheet1.C10:Sheet1.C10" chart:class="chart:bar">
            <chart:data-point chart:repeated="2"/>
          </chart:series>
          <chart:series chart:style-name="ch10" chart:values-cell-range-address="Sheet1.F11:Sheet1.F11 Sheet1.F14:Sheet1.F14" chart:label-cell-address="Sheet1.C11:Sheet1.C11" chart:class="chart:bar">
            <chart:data-point chart:repeated="2"/>
          </chart:series>
          <chart:series chart:style-name="ch11" chart:values-cell-range-address="Sheet1.F2:Sheet1.F2 Sheet1.F5:Sheet1.F5" chart:label-cell-address="Sheet1.C2:Sheet1.C2" chart:class="chart:bar">
            <chart:data-point chart:repeated="2"/>
          </chart:series>
          <chart:series chart:style-name="ch12" chart:values-cell-range-address="Sheet1.F3:Sheet1.F3 Sheet1.F6:Sheet1.F6" chart:label-cell-address="Sheet1.C3:Sheet1.C3" chart:class="chart:bar">
            <chart:data-point chart:repeated="2"/>
          </chart:series>
          <chart:series chart:style-name="ch13" chart:values-cell-range-address="Sheet1.F4:Sheet1.F4 Sheet1.F7:Sheet1.F7" chart:label-cell-address="Sheet1.C4:Sheet1.C4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n</text:p>
                <draw:g>
                  <svg:desc>Sheet1.B9:Sheet1.B9 Sheet1.B12:Sheet1.B12</svg:desc>
                </draw:g>
              </table:table-cell>
              <table:table-cell office:value-type="string">
                <text:p>vecsum</text:p>
              </table:table-cell>
            </table:table-row>
          </table:table-header-rows>
          <table:table-rows>
            <table:table-row>
              <table:table-cell office:value-type="string">
                <text:p>32b-8w</text:p>
                <draw:g>
                  <svg:desc>Sheet1.C9:Sheet1.C9</svg:desc>
                </draw:g>
              </table:table-cell>
              <table:table-cell office:value-type="float" office:value="1">
                <text:p>1</text:p>
                <draw:g>
                  <svg:desc>Sheet1.F9:Sheet1.F9 Sheet1.F12:Sheet1.F1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b-8w</text:p>
                <draw:g>
                  <svg:desc>Sheet1.C10:Sheet1.C10</svg:desc>
                </draw:g>
              </table:table-cell>
              <table:table-cell office:value-type="float" office:value="0.14430704101654">
                <text:p>0.14430704101654</text:p>
                <draw:g>
                  <svg:desc>Sheet1.F10:Sheet1.F10 Sheet1.F13:Sheet1.F13</svg:desc>
                </draw:g>
              </table:table-cell>
              <table:table-cell office:value-type="float" office:value="0.139106634552222">
                <text:p>0.139106634552222</text:p>
              </table:table-cell>
            </table:table-row>
            <table:table-row>
              <table:table-cell office:value-type="string">
                <text:p>128b-8w</text:p>
                <draw:g>
                  <svg:desc>Sheet1.C11:Sheet1.C11</svg:desc>
                </draw:g>
              </table:table-cell>
              <table:table-cell office:value-type="float" office:value="0.141803893226783">
                <text:p>0.141803893226783</text:p>
                <draw:g>
                  <svg:desc>Sheet1.F11:Sheet1.F11 Sheet1.F14:Sheet1.F14</svg:desc>
                </draw:g>
              </table:table-cell>
              <table:table-cell office:value-type="float" office:value="0.138815727736244">
                <text:p>0.138815727736244</text:p>
              </table:table-cell>
            </table:table-row>
            <table:table-row>
              <table:table-cell office:value-type="string">
                <text:p>32b-32w</text:p>
                <draw:g>
                  <svg:desc>Sheet1.C2:Sheet1.C2</svg:desc>
                </draw:g>
              </table:table-cell>
              <table:table-cell office:value-type="float" office:value="1">
                <text:p>1</text:p>
                <draw:g>
                  <svg:desc>Sheet1.F2:Sheet1.F2 Sheet1.F5:Sheet1.F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b-32w</text:p>
                <draw:g>
                  <svg:desc>Sheet1.C3:Sheet1.C3</svg:desc>
                </draw:g>
              </table:table-cell>
              <table:table-cell office:value-type="float" office:value="0.0972297914429208">
                <text:p>0.0972297914429208</text:p>
                <draw:g>
                  <svg:desc>Sheet1.F3:Sheet1.F3 Sheet1.F6:Sheet1.F6</svg:desc>
                </draw:g>
              </table:table-cell>
              <table:table-cell office:value-type="float" office:value="0.109807918089551">
                <text:p>0.109807918089551</text:p>
              </table:table-cell>
            </table:table-row>
            <table:table-row>
              <table:table-cell office:value-type="string">
                <text:p>128b-32w</text:p>
                <draw:g>
                  <svg:desc>Sheet1.C4:Sheet1.C4</svg:desc>
                </draw:g>
              </table:table-cell>
              <table:table-cell office:value-type="float" office:value="0.0383448851406014">
                <text:p>0.0383448851406014</text:p>
                <draw:g>
                  <svg:desc>Sheet1.F4:Sheet1.F4 Sheet1.F7:Sheet1.F7</svg:desc>
                </draw:g>
              </table:table-cell>
              <table:table-cell office:value-type="float" office:value="0.0328529795641058">
                <text:p>0.0328529795641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19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8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366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61cm" svg:height="14.798cm" xlink:href=".." xlink:type="simple" chart:class="chart:bar" chart:style-name="ch1">
        <chart:legend svg:x="21.783cm" svg:y="5.305cm" style:legend-expansion="custom" chartooo:width="2.873cm" chartooo:height="3.636cm" style:legend-expansion-aspect-ratio="0.79015401540154" chart:style-name="ch2"/>
        <chart:plot-area chart:style-name="ch3" table:cell-range-address="Sheet1.B9:Sheet1.D9 Sheet1.B12:Sheet1.B12 Sheet1.D11:Sheet1.D14 Sheet1.C10:Sheet1.D10 Sheet1.C11:Sheet1.C11 Sheet1.C2:Sheet1.D3 Sheet1.D4:Sheet1.D7 Sheet1.C4:Sheet1.C4" chart:data-source-has-labels="both" svg:x="0.939cm" svg:y="0.635cm" svg:width="20.392cm" svg:height="12.862cm">
          <chartooo:coordinate-region svg:x="1.795cm" svg:y="0.878cm" svg:width="19.536cm" svg:height="11.885cm"/>
          <chart:axis chart:dimension="x" chart:name="primary-x" chart:style-name="ch4" chartooo:axis-type="auto">
            <chartooo:date-scale/>
            <chart:categories table:cell-range-address="Sheet1.B9:Sheet1.B9 Sheet1.B12:Sheet1.B12"/>
          </chart:axis>
          <chart:axis chart:dimension="y" chart:name="primary-y" chart:style-name="ch5">
            <chart:title svg:x="0cm" svg:y="8.155cm" chart:style-name="ch6">
              <text:p>miss Rate</text:p>
            </chart:title>
            <chart:grid chart:style-name="ch7" chart:class="major"/>
          </chart:axis>
          <chart:series chart:style-name="ch8" chart:values-cell-range-address="Sheet1.D9:Sheet1.D9 Sheet1.D12:Sheet1.D12" chart:label-cell-address="Sheet1.C9:Sheet1.C9" chart:class="chart:bar">
            <chart:data-point chart:repeated="2"/>
          </chart:series>
          <chart:series chart:style-name="ch9" chart:values-cell-range-address="Sheet1.D10:Sheet1.D10 Sheet1.D13:Sheet1.D13" chart:label-cell-address="Sheet1.C10:Sheet1.C10" chart:class="chart:bar">
            <chart:data-point chart:repeated="2"/>
          </chart:series>
          <chart:series chart:style-name="ch10" chart:values-cell-range-address="Sheet1.D11:Sheet1.D11 Sheet1.D14:Sheet1.D14" chart:label-cell-address="Sheet1.C11:Sheet1.C11" chart:class="chart:bar">
            <chart:data-point chart:repeated="2"/>
          </chart:series>
          <chart:series chart:style-name="ch11" chart:values-cell-range-address="Sheet1.D2:Sheet1.D2 Sheet1.D5:Sheet1.D5" chart:label-cell-address="Sheet1.C2:Sheet1.C2" chart:class="chart:bar">
            <chart:data-point chart:repeated="2"/>
          </chart:series>
          <chart:series chart:style-name="ch12" chart:values-cell-range-address="Sheet1.D3:Sheet1.D3 Sheet1.D6:Sheet1.D6" chart:label-cell-address="Sheet1.C3:Sheet1.C3" chart:class="chart:bar">
            <chart:data-point chart:repeated="2"/>
          </chart:series>
          <chart:series chart:style-name="ch13" chart:values-cell-range-address="Sheet1.D4:Sheet1.D4 Sheet1.D7:Sheet1.D7" chart:label-cell-address="Sheet1.C4:Sheet1.C4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n</text:p>
                <draw:g>
                  <svg:desc>Sheet1.B9:Sheet1.B9 Sheet1.B12:Sheet1.B12</svg:desc>
                </draw:g>
              </table:table-cell>
              <table:table-cell office:value-type="string">
                <text:p>vecsum</text:p>
              </table:table-cell>
            </table:table-row>
          </table:table-header-rows>
          <table:table-rows>
            <table:table-row>
              <table:table-cell office:value-type="string">
                <text:p>32b-8w</text:p>
                <draw:g>
                  <svg:desc>Sheet1.C9:Sheet1.C9</svg:desc>
                </draw:g>
              </table:table-cell>
              <table:table-cell office:value-type="float" office:value="0.6789">
                <text:p>0.6789</text:p>
                <draw:g>
                  <svg:desc>Sheet1.D9:Sheet1.D9 Sheet1.D12:Sheet1.D12</svg:desc>
                </draw:g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64b-8w</text:p>
                <draw:g>
                  <svg:desc>Sheet1.C10:Sheet1.C10</svg:desc>
                </draw:g>
              </table:table-cell>
              <table:table-cell office:value-type="float" office:value="0.2133">
                <text:p>0.2133</text:p>
                <draw:g>
                  <svg:desc>Sheet1.D10:Sheet1.D10 Sheet1.D13:Sheet1.D13</svg:desc>
                </draw:g>
              </table:table-cell>
              <table:table-cell office:value-type="float" office:value="0.7176">
                <text:p>0.7176</text:p>
              </table:table-cell>
            </table:table-row>
            <table:table-row>
              <table:table-cell office:value-type="string">
                <text:p>128b-8w</text:p>
                <draw:g>
                  <svg:desc>Sheet1.C11:Sheet1.C11</svg:desc>
                </draw:g>
              </table:table-cell>
              <table:table-cell office:value-type="float" office:value="0.2028">
                <text:p>0.2028</text:p>
                <draw:g>
                  <svg:desc>Sheet1.D11:Sheet1.D11 Sheet1.D14:Sheet1.D14</svg:desc>
                </draw:g>
              </table:table-cell>
              <table:table-cell office:value-type="float" office:value="0.7172">
                <text:p>0.7172</text:p>
              </table:table-cell>
            </table:table-row>
            <table:table-row>
              <table:table-cell office:value-type="string">
                <text:p>32b-32w</text:p>
                <draw:g>
                  <svg:desc>Sheet1.C2:Sheet1.C2</svg:desc>
                </draw:g>
              </table:table-cell>
              <table:table-cell office:value-type="float" office:value="0.9395">
                <text:p>0.9395</text:p>
                <draw:g>
                  <svg:desc>Sheet1.D2:Sheet1.D2 Sheet1.D5:Sheet1.D5</svg:desc>
                </draw:g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64b-32w</text:p>
                <draw:g>
                  <svg:desc>Sheet1.C3:Sheet1.C3</svg:desc>
                </draw:g>
              </table:table-cell>
              <table:table-cell office:value-type="float" office:value="0.4446">
                <text:p>0.4446</text:p>
                <draw:g>
                  <svg:desc>Sheet1.D3:Sheet1.D3 Sheet1.D6:Sheet1.D6</svg:desc>
                </draw:g>
              </table:table-cell>
              <table:table-cell office:value-type="float" office:value="0.7482">
                <text:p>0.7482</text:p>
              </table:table-cell>
            </table:table-row>
            <table:table-row>
              <table:table-cell office:value-type="string">
                <text:p>128b-32w</text:p>
                <draw:g>
                  <svg:desc>Sheet1.C4:Sheet1.C4</svg:desc>
                </draw:g>
              </table:table-cell>
              <table:table-cell office:value-type="float" office:value="0.1867">
                <text:p>0.1867</text:p>
                <draw:g>
                  <svg:desc>Sheet1.D4:Sheet1.D4 Sheet1.D7:Sheet1.D7</svg:desc>
                </draw:g>
              </table:table-cell>
              <table:table-cell office:value-type="float" office:value="0.6768">
                <text:p>0.6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19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88cm" svg:height="16.248cm" xlink:href=".." xlink:type="simple" chart:class="chart:bar" chart:style-name="ch1">
        <chart:legend svg:x="25.003cm" svg:y="5.825cm" style:legend-expansion="custom" chartooo:width="3.297cm" chartooo:height="3.992cm" style:legend-expansion-aspect-ratio="0.825901803607214" chart:style-name="ch2"/>
        <chart:plot-area chart:style-name="ch3" table:cell-range-address="Sheet1.B66:Sheet1.D66 Sheet1.B69:Sheet1.B69 Sheet1.B72:Sheet1.B72 Sheet1.B75:Sheet1.B75 Sheet1.D68:Sheet1.D71 Sheet1.D72:Sheet1.D74 Sheet1.D75:Sheet1.D77 Sheet1.C67:Sheet1.D67 Sheet1.C68:Sheet1.C68" chart:data-source-has-labels="both" svg:x="1.203cm" svg:y="0.721cm" svg:width="23.279cm" svg:height="14.026cm">
          <chartooo:coordinate-region svg:x="2.059cm" svg:y="0.964cm" svg:width="22.423cm" svg:height="13.049cm"/>
          <chart:axis chart:dimension="x" chart:name="primary-x" chart:style-name="ch4" chartooo:axis-type="auto">
            <chartooo:date-scale/>
            <chart:categories table:cell-range-address="Sheet1.B66:Sheet1.B66 Sheet1.B69:Sheet1.B69 Sheet1.B72:Sheet1.B72 Sheet1.B75:Sheet1.B75"/>
          </chart:axis>
          <chart:axis chart:dimension="y" chart:name="primary-y" chart:style-name="ch5">
            <chart:title svg:x="0cm" svg:y="8.823cm" chart:style-name="ch6">
              <text:p>miss Rate</text:p>
            </chart:title>
            <chart:grid chart:style-name="ch7" chart:class="major"/>
          </chart:axis>
          <chart:series chart:style-name="ch8" chart:values-cell-range-address="Sheet1.D66:Sheet1.D66 Sheet1.D69:Sheet1.D69 Sheet1.D72:Sheet1.D72 Sheet1.D75:Sheet1.D75" chart:label-cell-address="Sheet1.C66:Sheet1.C66" chart:class="chart:bar">
            <chart:data-point chart:repeated="4"/>
          </chart:series>
          <chart:series chart:style-name="ch9" chart:values-cell-range-address="Sheet1.D67:Sheet1.D67 Sheet1.D70:Sheet1.D70 Sheet1.D73:Sheet1.D73 Sheet1.D76:Sheet1.D76" chart:label-cell-address="Sheet1.C67:Sheet1.C67" chart:class="chart:bar">
            <chart:data-point chart:repeated="4"/>
          </chart:series>
          <chart:series chart:style-name="ch10" chart:values-cell-range-address="Sheet1.D68:Sheet1.D68 Sheet1.D71:Sheet1.D71 Sheet1.D74:Sheet1.D74 Sheet1.D77:Sheet1.D77" chart:label-cell-address="Sheet1.C68:Sheet1.C6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n.8</text:p>
                <draw:g>
                  <svg:desc>Sheet1.B66:Sheet1.B66 Sheet1.B69:Sheet1.B69 Sheet1.B72:Sheet1.B72 Sheet1.B75:Sheet1.B75</svg:desc>
                </draw:g>
              </table:table-cell>
              <table:table-cell office:value-type="string">
                <text:p>Scan.32</text:p>
              </table:table-cell>
              <table:table-cell office:value-type="string">
                <text:p>Vecsum.8</text:p>
              </table:table-cell>
              <table:table-cell office:value-type="string">
                <text:p>Vecsum.32</text:p>
              </table:table-cell>
            </table:table-row>
          </table:table-header-rows>
          <table:table-rows>
            <table:table-row>
              <table:table-cell office:value-type="string">
                <text:p>noCoal</text:p>
                <draw:g>
                  <svg:desc>Sheet1.C66:Sheet1.C66</svg:desc>
                </draw:g>
              </table:table-cell>
              <table:table-cell office:value-type="float" office:value="0.5986">
                <text:p>0.5986</text:p>
                <draw:g>
                  <svg:desc>Sheet1.D66:Sheet1.D66 Sheet1.D69:Sheet1.D69 Sheet1.D72:Sheet1.D72 Sheet1.D75:Sheet1.D75</svg:desc>
                </draw:g>
              </table:table-cell>
              <table:table-cell office:value-type="float" office:value="0.7701">
                <text:p>0.7701</text:p>
              </table:table-cell>
              <table:table-cell office:value-type="float" office:value="0.8259">
                <text:p>0.8259</text:p>
              </table:table-cell>
              <table:table-cell office:value-type="float" office:value="0.9135">
                <text:p>0.9135</text:p>
              </table:table-cell>
            </table:table-row>
            <table:table-row>
              <table:table-cell office:value-type="string">
                <text:p>BaseCoal</text:p>
                <draw:g>
                  <svg:desc>Sheet1.C67:Sheet1.C67</svg:desc>
                </draw:g>
              </table:table-cell>
              <table:table-cell office:value-type="float" office:value="0.6789">
                <text:p>0.6789</text:p>
                <draw:g>
                  <svg:desc>Sheet1.D67:Sheet1.D67 Sheet1.D70:Sheet1.D70 Sheet1.D73:Sheet1.D73 Sheet1.D76:Sheet1.D76</svg:desc>
                </draw:g>
              </table:table-cell>
              <table:table-cell office:value-type="float" office:value="0.9395">
                <text:p>0.9395</text:p>
              </table:table-cell>
              <table:table-cell office:value-type="float" office:value="0.7781">
                <text:p>0.7781</text:p>
              </table:table-cell>
              <table:table-cell office:value-type="float" office:value="0.9394">
                <text:p>0.9394</text:p>
              </table:table-cell>
            </table:table-row>
            <table:table-row>
              <table:table-cell office:value-type="string">
                <text:p>12Coal</text:p>
                <draw:g>
                  <svg:desc>Sheet1.C68:Sheet1.C68</svg:desc>
                </draw:g>
              </table:table-cell>
              <table:table-cell office:value-type="float" office:value="0.2399">
                <text:p>0.2399</text:p>
                <draw:g>
                  <svg:desc>Sheet1.D68:Sheet1.D68 Sheet1.D71:Sheet1.D71 Sheet1.D74:Sheet1.D74 Sheet1.D77:Sheet1.D77</svg:desc>
                </draw:g>
              </table:table-cell>
              <table:table-cell office:value-type="float" office:value="0.0846">
                <text:p>0.0846</text:p>
              </table:table-cell>
              <table:table-cell office:value-type="float" office:value="0.4297">
                <text:p>0.4297</text:p>
              </table:table-cell>
              <table:table-cell office:value-type="float" office:value="0.4812">
                <text:p>0.4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